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65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93.43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33.44mm"/>
    </style:style>
    <style:style style:name="co10" style:family="table-column">
      <style:table-column-properties fo:break-before="auto" style:column-width="6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7"/>
          <table:table-cell office:value-type="string" calcext:value-type="string">
            <text:p>BGP router ID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65022" calcext:value-type="float">
            <text:p>65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works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subnet 10.172.0.0 netmask 255.255.0.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HCP</text:p>
          </table:table-cell>
          <table:table-cell table:style-name="Default" office:value-type="string" calcext:value-type="string">
            <text:p>range 10.172.32.0 10.172.63.254;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11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11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4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EPRECATED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ankerstich</text:p>
          </table:table-cell>
          <table:table-cell office:value-type="string" calcext:value-type="string">
            <text:p>trier2</text:p>
          </table:table-cell>
          <table:table-cell table:style-name="ce3" office:value-type="string" calcext:value-type="string">
            <text:p>10.172.32.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6:61:96:60:18:dc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1021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 style:data-style-name="N2" text:time-value="23:38:41.3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3-23T23:40:21.896000000</dc:date>
    <meta:editing-duration>PT3H50M55S</meta:editing-duration>
    <meta:editing-cycles>10</meta:editing-cycles>
    <meta:generator>LibreOffice/5.1.5.2$Windows_x86 LibreOffice_project/7a864d8825610a8c07cfc3bc01dd4fce6a9447e5</meta:generator>
    <meta:document-statistic meta:table-count="1" meta:cell-count="89" meta:object-count="0"/>
  </office:meta>
</office:document-meta>
</file>